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berto Beraldo Chaiben</text:p>
      <text:p text:style-name="Standard">Carlos Augusto Ligmanowski Júnior</text:p>
      <text:p text:style-name="Standard"/>
      <text:p text:style-name="Standard">Trabalho 1 de Pesquisa Operacional – Situação 7</text:p>
      <text:p text:style-name="Standard"/>
      <text:p text:style-name="Standard">Variáveis de Decisão:</text:p>
      <text:p text:style-name="Standard"/>
      <text:p text:style-name="Standard">x1n = produção normal no 1o. quadrimestre</text:p>
      <text:p text:style-name="Standard">x2n = produção normal no 2o. Quadrimestre</text:p>
      <text:p text:style-name="Standard">x3n = produção normal no 3o. Quadrimestre</text:p>
      <text:p text:style-name="Standard">x1e = produção extra no 1o. Quadrimestre</text:p>
      <text:p text:style-name="Standard">x2e = produção extra no 2o. Quadrimestre</text:p>
      <text:p text:style-name="Standard">x3e = produção extra no 3o. Quadrimestre</text:p>
      <text:p text:style-name="Standard">x1s = produção terceirizada (subcontratação) no 1o. Quadrimestre</text:p>
      <text:p text:style-name="Standard">x2s = produção terceirizada (subcontratação) no 1o. Quadrimestre</text:p>
      <text:p text:style-name="Standard">x3s = produção terceirizada (subcontratação) no 1o. Quadrimestre</text:p>
      <text:p text:style-name="Standard"/>
      <text:p text:style-name="Standard"/>
      <text:p text:style-name="Standard"/>
      <text:p text:style-name="Standard"/>
      <text:p text:style-name="Standard">Tabela:</text:p>
      <text:p text:style-name="Standard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1 q</text:p>
          </table:table-cell>
          <table:table-cell table:style-name="Tabela1.A1" office:value-type="string">
            <text:p text:style-name="P1">2 q</text:p>
          </table:table-cell>
          <table:table-cell table:style-name="Tabela1.A1" office:value-type="string">
            <text:p text:style-name="P1">3 q</text:p>
          </table:table-cell>
          <table:table-cell table:style-name="Tabela1.E1" office:value-type="string">
            <text:p text:style-name="P1">capacidade</text:p>
          </table:table-cell>
        </table:table-row>
        <table:table-row>
          <table:table-cell table:style-name="Tabela1.A2" office:value-type="string">
            <text:p text:style-name="P1">1 q</text:p>
            <text:p text:style-name="P1">normal</text:p>
            <text:p text:style-name="P1">extra</text:p>
            <text:p text:style-name="P1">terceirizado</text:p>
          </table:table-cell>
          <table:table-cell table:style-name="Tabela1.A2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  <text:p text:style-name="P1"/>
            <text:p text:style-name="P1">40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2 q</text:p>
            <text:p text:style-name="P1">normal</text:p>
            <text:p text:style-name="P1">extra</text:p>
            <text:p text:style-name="P1">terceirizad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  <text:p text:style-name="P1"/>
            <text:p text:style-name="P1">40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3 q</text:p>
            <text:p text:style-name="P1">normal</text:p>
            <text:p text:style-name="P1">extra</text:p>
            <text:p text:style-name="P1">terceirizad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  <text:p text:style-name="P1"/>
            <text:p text:style-name="P1">40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demanda</text:p>
          </table:table-cell>
          <table:table-cell table:style-name="Tabela1.B5" office:value-type="float" office:value="200">
            <text:p text:style-name="P1">200</text:p>
          </table:table-cell>
          <table:table-cell table:style-name="Tabela1.B5" office:value-type="float" office:value="300">
            <text:p text:style-name="P1">300</text:p>
          </table:table-cell>
          <table:table-cell table:style-name="Tabela1.B5" office:value-type="float" office:value="500">
            <text:p text:style-name="P1">500</text:p>
          </table:table-cell>
          <table:table-cell table:style-name="Tabela1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aldo </meta:initial-creator>
    <meta:creation-date>2010-05-16T15:37:51</meta:creation-date>
    <dc:date>2010-05-16T21:40:08</dc:date>
    <dc:creator>beraldo </dc:creator>
    <meta:editing-duration>PT00H36M14S</meta:editing-duration>
    <meta:editing-cycles>4</meta:editing-cycles>
    <meta:generator>OpenOffice.org/3.2$Unix OpenOffice.org_project/320m12$Build-9483</meta:generator>
    <meta:document-statistic meta:table-count="1" meta:image-count="0" meta:object-count="0" meta:page-count="1" meta:paragraph-count="37" meta:word-count="114" meta:character-count="685"/>
  </office:meta>
</office:document-meta>
</file>